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AMARRA CLAYSEN, WIMB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AMARRA CLAYSEN, WIMB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GAMARRA CLAYSEN, WALTER</text:p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116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102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>POLLOS BB</text:p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>4</text:p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>F. ROJOS</text:p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>10</text:p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2230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017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9:50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11:05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50:26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